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c91a0"/>
    </style:style>
    <style:style style:name="P2" style:family="paragraph" style:parent-style-name="Standard">
      <style:text-properties officeooo:rsid="000adfcd" officeooo:paragraph-rsid="000adfcd"/>
    </style:style>
    <style:style style:name="P3" style:family="paragraph" style:parent-style-name="Standard" style:list-style-name="L1">
      <style:text-properties officeooo:rsid="000adfcd" officeooo:paragraph-rsid="000bae7e"/>
    </style:style>
    <style:style style:name="P4" style:family="paragraph" style:parent-style-name="Standard" style:list-style-name="L1">
      <style:text-properties officeooo:paragraph-rsid="000adfcd"/>
    </style:style>
    <style:style style:name="P5" style:family="paragraph" style:parent-style-name="Standard" style:list-style-name="L2">
      <style:text-properties officeooo:rsid="000bae7e" officeooo:paragraph-rsid="000bae7e"/>
    </style:style>
    <style:style style:name="P6" style:family="paragraph" style:parent-style-name="Standard" style:list-style-name="L1">
      <style:text-properties officeooo:rsid="000bae7e" officeooo:paragraph-rsid="000bae7e"/>
    </style:style>
    <style:style style:name="P7" style:family="paragraph" style:parent-style-name="Standard" style:list-style-name="L1">
      <style:text-properties officeooo:rsid="000c91a0" officeooo:paragraph-rsid="000c91a0"/>
    </style:style>
    <style:style style:name="P8" style:family="paragraph" style:parent-style-name="Standard">
      <style:text-properties officeooo:rsid="000c91a0" officeooo:paragraph-rsid="000c91a0"/>
    </style:style>
    <style:style style:name="P9" style:family="paragraph" style:parent-style-name="Standard" style:list-style-name="L3">
      <style:text-properties officeooo:rsid="000c91a0" officeooo:paragraph-rsid="000c91a0"/>
    </style:style>
    <style:style style:name="T1" style:family="text">
      <style:text-properties officeooo:rsid="000adfcd"/>
    </style:style>
    <style:style style:name="T2" style:family="text">
      <style:text-properties officeooo:rsid="000bae7e"/>
    </style:style>
    <style:style style:name="T3" style:family="text">
      <style:text-properties officeooo:rsid="000c91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Changes discovered along the way</text:span></text:h>
      <text:h text:style-name="Heading_20_2" text:outline-level="2"><text:span text:style-name="T2">Corrections to</text:span> simulation logic:</text:h>
      <text:list text:style-name="L2">
        <text:list-item>
          <text:p text:style-name="P5">The end of trades were fixed to end on the correct row</text:p>
        </text:list-item>
      </text:list>
      <text:list text:style-name="L1">
        <text:list-item>
          <text:p text:style-name="P4"><text:span text:style-name="T1">Returns were not calculated properly. Returns were calculated based on the previous close price. Since it is a trade simulation function, the returns are now calculated based on the entry price which would make more sense for calculation of profit/loss on the trade.</text:span></text:p>
        </text:list-item>
        <text:list-item>
          <text:p text:style-name="P3">TP and SL were based on Close price. To accurately simulate volatility of the price, using High and Low price would make more sense. This introduced another issue: Noise. </text:p>
        </text:list-item>
        <text:list-item>
          <text:p text:style-name="P3">Doing simulations on higher timeframe candlesticks such as &gt;5min introduce more ambiguity of the trade result, as a candlestick with wide Low to High price may cause TP and SL to trigger simultaneously. To counter this, more granular 1min candlestick data should be used by the simulation function.</text:p>
        </text:list-item>
        <text:list-item>
          <text:p text:style-name="P6">Slippage. This issue is more prevalent when using non-granular data for simulations such as &gt;5min. The final calculated return of the trade would be based on the Close price of candlestick which is triggered by TP or SL. In volatile periods, the Close price could be much varied from the actual TP or SL price and would provide returns that would vary from the actual TP or SL intended, which diminishes the point of having TP and SL. While slippage is possible in live trading, majority of this variation of returns due to large change of Close price is not actual ‘slippage’ but instead due to the summarization of less granular candlestick data. <text:span text:style-name="T3">In addition to using 1min candlestick data on simulations, an additional kwarg “slippage” is added to the function to force simulate a successful trigger of TP and SL at their set price and net the intended gain/loss set by those levels.</text:span></text:p>
          <text:list>
            <text:list-item>
              <text:p text:style-name="P7">And yes, slippage still exists in live markets.</text:p>
            </text:list-item>
          </text:list>
        </text:list-item>
      </text:list>
      <text:p text:style-name="P8"/>
      <text:h text:style-name="Heading_20_2" text:outline-level="2">Corrections to Bollinger Simulations:</text:h>
      <text:list text:style-name="L3">
        <text:list-item>
          <text:p text:style-name="P9">While the initial entry points are found by finding Close price under/over the lower/upper band, it is unrealistic to be able to find and enter a live trade that early as the actual calculated bollinger values are not confirmed until the candlestick for that time period is done (in our test case, 15min). Meaning the realistic entry time would be the next candlestick i.e. 15 min later.</text:p>
        </text:list-item>
        <text:list-item>
          <text:p text:style-name="P9"/>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23:51:28.981019043</meta:creation-date>
    <dc:date>2025-07-21T00:20:51.781887437</dc:date>
    <meta:editing-duration>PT17M35S</meta:editing-duration>
    <meta:editing-cycles>3</meta:editing-cycles>
    <meta:generator>LibreOffice/24.2.7.2$Linux_X86_64 LibreOffice_project/420$Build-2</meta:generator>
    <meta:document-statistic meta:table-count="0" meta:image-count="0" meta:object-count="0" meta:page-count="1" meta:paragraph-count="11" meta:word-count="382" meta:character-count="2218" meta:non-whitespace-character-count="1853"/>
  </office:meta>
</office:document-meta>
</file>